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40000002FD0B5571A983EE3402.png" manifest:media-type="image/png"/>
  <manifest:file-entry manifest:full-path="Pictures/1000020100000640000002FD92D2ED15C85D2600.png" manifest:media-type="image/png"/>
  <manifest:file-entry manifest:full-path="Pictures/10000201000002650000033205CE1FFD4F544147.png" manifest:media-type="image/png"/>
  <manifest:file-entry manifest:full-path="Pictures/10000201000005160000010098FDA0A2E5F7F70F.png" manifest:media-type="image/png"/>
  <manifest:file-entry manifest:full-path="Pictures/100000000000033A0000027A6AA36F008436F379.jpg" manifest:media-type="image/jpeg"/>
  <manifest:file-entry manifest:full-path="Pictures/100002010000031B00000104401F922AB542B37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popins" svg:font-family="popin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10f0" draw:opacity="80%" draw:textarea-horizontal-align="justify" draw:textarea-vertical-align="middle" draw:auto-grow-height="false" fo:min-height="2.35cm" fo:min-width="2.5cm"/>
    </style:style>
    <style:style style:name="gr4" style:family="graphic" style:parent-style-name="standard">
      <style:graphic-properties draw:stroke="none" draw:fill-color="#21ebff" draw:opacity="80%" draw:opacity-name="" draw:textarea-horizontal-align="justify" draw:textarea-vertical-align="middle" draw:auto-grow-height="false" fo:min-height="2.35cm" fo:min-width="2.5cm"/>
    </style:style>
    <style:style style:name="gr5" style:family="graphic" style:parent-style-name="standard">
      <style:graphic-properties svg:stroke-color="#ffffff" draw:fill-color="#000000" draw:opacity="70%" draw:textarea-horizontal-align="justify" draw:textarea-vertical-align="middle" draw:auto-grow-height="false" fo:min-height="3.084cm" fo:min-width="5.426cm" fo:wrap-option="no-wrap"/>
    </style:style>
    <style:style style:name="gr6" style:family="graphic" style:parent-style-name="standard">
      <style:graphic-properties svg:stroke-color="#ffffff" draw:fill-color="#000000" draw:opacity="70%" draw:textarea-horizontal-align="justify" draw:textarea-vertical-align="middle" draw:auto-grow-height="false" fo:min-height="3.084cm" fo:min-width="5.612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fo:min-height="1.737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>
      <style:text-properties fo:font-size="22pt" style:text-underline-style="none" style:font-size-asian="22pt" style:font-size-complex="22pt"/>
    </style:style>
    <style:style style:name="P5" style:family="paragraph">
      <loext:graphic-properties draw:fill-color="#ff10f0" draw:opacity="80%"/>
      <style:paragraph-properties fo:text-align="center"/>
    </style:style>
    <style:style style:name="P6" style:family="paragraph">
      <loext:graphic-properties draw:fill-color="#21ebff" draw:opacity="80%"/>
      <style:paragraph-properties fo:text-align="center"/>
    </style:style>
    <style:style style:name="P7" style:family="paragraph">
      <loext:graphic-properties draw:fill-color="#000000" draw:opacity="70%"/>
      <style:paragraph-properties fo:text-align="center"/>
    </style:style>
    <style:style style:name="P8" style:family="paragraph">
      <style:paragraph-properties fo:margin-top="0.3cm" fo:margin-bottom="0cm" fo:text-align="center"/>
    </style:style>
    <style:style style:name="P9" style:family="paragraph">
      <loext:graphic-properties draw:fill="none" draw:fill-color="#ffffff"/>
      <style:paragraph-properties fo:margin-top="0.3cm" fo:margin-bottom="0cm" fo:text-align="center"/>
    </style:style>
    <style:style style:name="T1" style:family="text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033cm" svg:height="6.878cm" svg:x="3.484cm" svg:y="5.436cm">
          <draw:image xlink:href="Pictures/100002010000031B00000104401F922AB542B37E.png" xlink:type="simple" xlink:show="embed" xlink:actuate="onLoad" loext:mime-type="image/png">
            <text:p/>
          </draw:image>
        </draw:frame>
        <draw:frame draw:style-name="gr1" draw:text-style-name="P1" draw:layer="layout" svg:width="16.799cm" svg:height="3.302cm" svg:x="5.601cm" svg:y="1.224cm">
          <draw:image xlink:href="Pictures/10000201000005160000010098FDA0A2E5F7F7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9cm" svg:height="2.629cm" svg:x="9.5cm" svg:y="0.628cm" presentation:class="title" presentation:user-transformed="true">
          <draw:text-box>
            <text:p text:style-name="P3"><text:span text:style-name="T1">LOGOTYPE</text:span></text:p>
          </draw:text-box>
        </draw:frame>
        <draw:frame presentation:style-name="pr3" draw:text-style-name="P4" draw:layer="layout" svg:width="9cm" svg:height="1.737cm" svg:x="9.5cm" svg:y="13.4cm" presentation:class="title" presentation:user-transformed="true">
          <draw:text-box>
            <text:p text:style-name="P4"><text:span text:style-name="T2">Version originale</text:span></text:p>
          </draw:text-box>
        </draw:frame>
        <draw:frame draw:style-name="gr1" draw:text-style-name="P1" draw:layer="layout" svg:width="21.033cm" svg:height="6.878cm" svg:x="3.167cm" svg:y="4.436cm">
          <draw:image xlink:href="Pictures/100002010000031B00000104401F922AB542B3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3" draw:layer="layout" svg:width="9cm" svg:height="2.629cm" svg:x="9.5cm" svg:y="0.628cm" presentation:class="title" presentation:user-transformed="true">
          <draw:text-box>
            <text:p text:style-name="P3"><text:span text:style-name="T1">LOGOTYPE</text:span></text:p>
          </draw:text-box>
        </draw:frame>
        <draw:frame presentation:style-name="pr3" draw:text-style-name="P4" draw:layer="layout" svg:width="9cm" svg:height="1.737cm" svg:x="9.5cm" svg:y="13.963cm" presentation:class="title" presentation:user-transformed="true">
          <draw:text-box>
            <text:p text:style-name="P4"><text:span text:style-name="T2">Version adaptée</text:span></text:p>
          </draw:text-box>
        </draw:frame>
        <draw:frame draw:style-name="gr1" draw:text-style-name="P1" draw:layer="layout" svg:width="8.059cm" svg:height="10.755cm" svg:x="9.941cm" svg:y="3.298cm">
          <draw:image xlink:href="Pictures/10000201000002650000033205CE1FFD4F54414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11.3cm" svg:height="3.473cm" svg:x="8.35cm" svg:y="0.206cm" presentation:class="title" presentation:user-transformed="true">
          <draw:text-box>
            <text:p text:style-name="P3"><text:span text:style-name="T1">Les Couleurs</text:span></text:p>
          </draw:text-box>
        </draw:frame>
        <draw:custom-shape draw:style-name="gr3" draw:text-style-name="P5" draw:layer="layout" svg:width="3cm" svg:height="2.6cm" svg:x="2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.6cm" svg:x="21.8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4cm" svg:height="3.6cm" svg:x="8cm" svg:y="4.8cm">
          <text:p/>
          <draw:enhanced-geometry svg:viewBox="0 0 21600 21600" draw:text-areas="800 800 20800 20800" draw:mirror-vertical="true" draw:type="round-rectangular-callout" draw:modifiers="-7943.50882674582 21288.0866425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6.6cm" svg:height="3.6cm" svg:x="10.6cm" svg:y="10.4cm">
          <text:p/>
          <draw:enhanced-geometry svg:viewBox="0 0 21600 21600" draw:text-areas="800 800 20800 20800" draw:mirror-vertical="true" draw:mirror-horizontal="true" draw:type="round-rectangular-callout" draw:modifiers="-15094.8038176034 19818.4948625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9" draw:layer="layout" svg:width="7cm" svg:height="2.984cm" svg:x="7.8cm" svg:y="5.1cm">
          <draw:text-box>
            <text:p text:style-name="P8">Neon Pink </text:p>
            <text:p text:style-name="P8">Opacity : 80 %</text:p>
            <text:p text:style-name="P8">HEX : #FF10F0</text:p>
          </draw:text-box>
        </draw:frame>
        <draw:frame draw:style-name="gr7" draw:text-style-name="P9" draw:layer="layout" svg:width="7cm" svg:height="2.984cm" svg:x="10.3cm" svg:y="10.816cm">
          <draw:text-box>
            <text:p text:style-name="P8">Neon Cyan</text:p>
            <text:p text:style-name="P8">Opacity : 80 %</text:p>
            <text:p text:style-name="P8">HEX : #21ebff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11.3cm" svg:height="3.473cm" svg:x="8.35cm" svg:y="0.206cm" presentation:class="title" presentation:user-transformed="true">
          <draw:text-box>
            <text:p text:style-name="P3"><text:span text:style-name="T1">Typographie</text:span></text:p>
          </draw:text-box>
        </draw:frame>
        <draw:frame draw:style-name="gr1" draw:text-style-name="P1" draw:layer="layout" svg:width="23.4cm" svg:height="11.188cm" svg:x="2.2cm" svg:y="3.412cm">
          <draw:image xlink:href="Pictures/1000020100000640000002FD0B5571A983EE340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11.3cm" svg:height="3.473cm" svg:x="8.35cm" svg:y="0.206cm" presentation:class="title" presentation:user-transformed="true">
          <draw:text-box>
            <text:p text:style-name="P3"><text:span text:style-name="T1">Typographie</text:span></text:p>
          </draw:text-box>
        </draw:frame>
        <draw:frame draw:style-name="gr1" draw:text-style-name="P1" draw:layer="layout" svg:width="22.844cm" svg:height="10.921cm" svg:x="3cm" svg:y="3.6cm">
          <draw:image xlink:href="Pictures/1000020100000640000002FD92D2ED15C85D260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popins" svg:font-family="popin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33A0000027A6AA36F008436F3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4-08T06:54:02.407305983</meta:creation-date>
    <dc:date>2022-04-08T07:16:54.028427960</dc:date>
    <meta:editing-duration>PT22M51S</meta:editing-duration>
    <meta:editing-cycles>3</meta:editing-cycles>
    <meta:generator>LibreOffice/6.4.1.2$Linux_X86_64 LibreOffice_project/4d224e95b98b138af42a64d84056446d09082932</meta:generator>
    <meta:document-statistic meta:object-count="52"/>
  </office:meta>
</office:document-meta>
</file>